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KacstFarsi" svg:font-family="KacstFar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1.251cm" fo:margin-right="0cm" fo:text-align="justify" style:justify-single-word="false" fo:text-indent="0cm" style:auto-text-indent="false"/>
      <style:text-properties style:font-name="KacstFarsi"/>
    </style:style>
    <style:style style:name="P2" style:family="paragraph" style:parent-style-name="Title">
      <style:paragraph-properties fo:margin-left="1.251cm" fo:margin-right="0cm" fo:text-align="justify" style:justify-single-word="false" fo:text-indent="0cm" style:auto-text-indent="false"/>
      <style:text-properties style:font-name="KacstFarsi" officeooo:rsid="00088fbc" officeooo:paragraph-rsid="00088fb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section text:style-name="Sect1" text:name="Content">
        <text:p text:style-name="Text_20_body"/>
        <text:section text:style-name="Sect1" text:name="lipsum">
          <text:p text:style-name="P2">GENERATED LOREM IPSUM</text:p>
          <text:p text:style-name="P1"/>
          <text:p text:style-name="P1">Lorem ipsum dolor sit amet, consectetur adipiscing elit. Duis ut fermentum urna. Nam auctor mi eu turpis aliquet, eget rutrum lectus hendrerit. Suspendisse pharetra neque nec convallis rutrum. Curabitur quis consectetur enim. Pellentesque lacinia luctus sollicitudin. Duis sollicitudin, dui sed bibendum consequat, massa velit lobortis sem, vitae pulvinar leo est at mi. Vestibulum ante ipsum primis in faucibus orci luctus et ultrices posuere cubilia Curae; Orci varius natoque penatibus et magnis dis parturient montes, nascetur ridiculus mus. Curabitur in orci tempus, maximus metus at, fermentum dolor. </text:p>
          <text:p text:style-name="P1">Nullam interdum tellus ex, convallis vulputate ex condimentum ut. Quisque id velit urna. Vestibulum ante ipsum primis in faucibus orci luctus et ultrices posuere cubilia Curae; Maecenas vehicula nunc sem, sit amet lobortis velit viverra nec. Pellentesque malesuada dictum velit sed tincidunt. Sed egestas turpis et sodales pulvinar. Nullam vehicula tristique tempor. Sed vel orci dui. Nulla accumsan tempus ipsum, et convallis eros dapibus ut. Nam lorem libero, sodales id viverra et, aliquam ut ligula. Cras et lectus orci. Sed venenatis, sapien ac mattis lobortis, nibh elit vulputate odio, hendrerit molestie lectus est in est. Integer convallis rutrum felis, mattis rhoncus turpis ornare quis. Duis convallis, eros vel laoreet euismod, felis tortor dictum urna, sit amet tristique tortor nisl vitae sem. Phasellus ut elit sit amet ex semper mattis ut quis diam. Fusce a lorem dui. </text:p>
          <text:p text:style-name="P1">Nunc vulputate, mauris id pharetra elementum, turpis arcu tincidunt diam, vitae feugiat mi turpis at eros. Praesent interdum finibus tortor eget rutrum. Mauris et venenatis ligula. Vestibulum fringilla mollis elementum. Nunc urna libero, tristique eget quam et, pretium commodo sapien. Praesent accumsan massa et mi malesuada, id volutpat tortor placerat. Mauris malesuada orci ut elit congue ultrices. Pellentesque leo eros, maximus vitae tempor nec, finibus dapibus lectus. Vivamus cursus mattis erat id congue. Morbi nunc arcu, consequat vitae ipsum ac, maximus placerat lacus. </text:p>
          <text:p text:style-name="P1">Suspendisse non euismod elit. Curabitur a quam quam. Aliquam erat volutpat. Aenean et venenatis justo. Morbi eget pellentesque odio. Aliquam tincidunt odio vel augue pharetra, ac lobortis lorem lacinia. Vivamus hendrerit fringilla malesuada. Fusce ac eros quam. Nulla eu rutrum neque. Pellentesque lobortis nisl tortor, nec tempor tortor luctus sagittis. </text:p>
          <text:p text:style-name="P1">Vestibulum ante ipsum primis in faucibus orci luctus et ultrices posuere cubilia Curae; Nunc sollicitudin aliquet congue. Aliquam erat volutpat. Nullam condimentum consequat pharetra. Donec et quam egestas, <text:soft-page-break/>placerat ante nec, pharetra ex. Sed ut mauris a orci ullamcorper placerat bibendum imperdiet velit. Vestibulum quis mauris vitae neque dictum fringilla. Praesent consectetur magna sed ex vehicula, vitae placerat ex mollis. Maecenas interdum bibendum justo, quis pretium nisl gravida non. Pellentesque laoreet vel nibh sed faucibus. Sed facilisis porta lectus, ac venenatis metus maximus vitae. Mauris quis sapien at nisl pulvinar rhoncus at a mi. Morbi nec odio sit amet ante mollis elementum et sit amet ipsum. Orci varius natoque penatibus et magnis dis parturient montes, nascetur ridiculus mus.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KacstFarsi" svg:font-family="KacstFar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08:51:04.975641269</meta:creation-date>
    <dc:date>2018-09-10T08:55:11.999098463</dc:date>
    <meta:editing-duration>PT4M8S</meta:editing-duration>
    <meta:editing-cycles>1</meta:editing-cycles>
    <meta:generator>LibreOffice/6.0.3.2$Linux_X86_64 LibreOffice_project/00m0$Build-2</meta:generator>
    <meta:document-statistic meta:table-count="0" meta:image-count="0" meta:object-count="0" meta:page-count="2" meta:paragraph-count="6" meta:word-count="476" meta:character-count="3255" meta:non-whitespace-character-count="2780"/>
  </office:meta>
</office:document-meta>
</file>